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705cm" table:align="left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8.505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Text_20_body">
      <style:text-properties officeooo:rsid="001b8a48" officeooo:paragraph-rsid="001b8a48"/>
    </style:style>
    <style:style style:name="P2" style:family="paragraph" style:parent-style-name="Text_20_body">
      <style:text-properties officeooo:rsid="0009b671" officeooo:paragraph-rsid="001caa6f"/>
    </style:style>
    <style:style style:name="P3" style:family="paragraph" style:parent-style-name="Text_20_body">
      <style:text-properties officeooo:rsid="001e7048" officeooo:paragraph-rsid="001e7048"/>
    </style:style>
    <style:style style:name="P4" style:family="paragraph" style:parent-style-name="Text_20_body">
      <style:text-properties officeooo:rsid="001e7048" officeooo:paragraph-rsid="001ff4d7"/>
    </style:style>
    <style:style style:name="P5" style:family="paragraph" style:parent-style-name="Text_20_body">
      <style:text-properties officeooo:rsid="001ff4d7" officeooo:paragraph-rsid="001ff4d7"/>
    </style:style>
    <style:style style:name="P6" style:family="paragraph" style:parent-style-name="Text_20_body">
      <style:text-properties officeooo:rsid="00205fe1" officeooo:paragraph-rsid="00205fe1"/>
    </style:style>
    <style:style style:name="P7" style:family="paragraph" style:parent-style-name="Text_20_body">
      <style:text-properties fo:font-style="normal" style:text-underline-style="none" officeooo:rsid="001e7048" officeooo:paragraph-rsid="001e7048" style:font-style-asian="normal" style:font-style-complex="normal"/>
    </style:style>
    <style:style style:name="P8" style:family="paragraph" style:parent-style-name="Text_20_body">
      <style:text-properties fo:font-style="normal" style:text-underline-style="none" officeooo:rsid="001ff4d7" officeooo:paragraph-rsid="001ff4d7" style:font-style-asian="normal" style:font-style-complex="normal"/>
    </style:style>
    <style:style style:name="P9" style:family="paragraph" style:parent-style-name="Text_20_body">
      <style:text-properties fo:font-style="normal" officeooo:rsid="001e7048" officeooo:paragraph-rsid="001e7048" style:font-style-asian="normal" style:font-style-complex="normal"/>
    </style:style>
    <style:style style:name="P10" style:family="paragraph" style:parent-style-name="Text_20_body">
      <style:text-properties fo:font-style="normal" officeooo:rsid="001e7048" officeooo:paragraph-rsid="001ff4d7" style:font-style-asian="normal" style:font-style-complex="normal"/>
    </style:style>
    <style:style style:name="P11" style:family="paragraph" style:parent-style-name="Text_20_body">
      <style:text-properties fo:font-style="normal" officeooo:rsid="001ff4d7" officeooo:paragraph-rsid="001ff4d7" style:font-style-asian="normal" style:font-style-complex="normal"/>
    </style:style>
    <style:style style:name="P12" style:family="paragraph" style:parent-style-name="Text_20_body">
      <style:text-properties fo:font-style="normal" officeooo:rsid="00205fe1" officeooo:paragraph-rsid="00205fe1" style:font-style-asian="normal" style:font-style-complex="normal"/>
    </style:style>
    <style:style style:name="P13" style:family="paragraph" style:parent-style-name="Text_20_body">
      <style:text-properties fo:font-style="italic" officeooo:rsid="00205fe1" officeooo:paragraph-rsid="00205fe1" style:font-style-asian="italic" style:font-style-complex="italic"/>
    </style:style>
    <style:style style:name="P14" style:family="paragraph" style:parent-style-name="Title">
      <style:text-properties officeooo:rsid="001b8a48" officeooo:paragraph-rsid="001b8a48"/>
    </style:style>
    <style:style style:name="P15" style:family="paragraph" style:parent-style-name="Table_20_Contents">
      <style:paragraph-properties style:line-height-at-least="0.529cm"/>
      <style:text-properties fo:color="#333333" style:font-name="SFMono-Regular" fo:font-size="9pt"/>
    </style:style>
    <style:style style:name="P16" style:family="paragraph" style:parent-style-name="Table_20_Contents">
      <style:paragraph-properties style:line-height-at-least="0.529cm" fo:orphans="2" fo:widows="2"/>
      <style:text-properties fo:color="#333333" style:font-name="SFMono-Regular" fo:font-size="9pt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ext_20_body">
      <style:text-properties officeooo:rsid="001ff4d7" officeooo:paragraph-rsid="001ff4d7"/>
    </style:style>
    <style:style style:name="P19" style:family="paragraph" style:parent-style-name="Text_20_body">
      <style:text-properties officeooo:rsid="00251d7f" officeooo:paragraph-rsid="00251d7f"/>
    </style:style>
    <style:style style:name="P20" style:family="paragraph" style:parent-style-name="Heading_20_2">
      <style:text-properties officeooo:rsid="0009b671" officeooo:paragraph-rsid="001caa6f"/>
    </style:style>
    <style:style style:name="P21" style:family="paragraph" style:parent-style-name="Heading_20_2">
      <style:text-properties officeooo:rsid="001e7048" officeooo:paragraph-rsid="001e7048"/>
    </style:style>
    <style:style style:name="T1" style:family="text">
      <style:text-properties officeooo:rsid="0009e020"/>
    </style:style>
    <style:style style:name="T2" style:family="text">
      <style:text-properties officeooo:rsid="001caa6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f4d7" style:font-style-asian="italic" style:font-style-complex="italic"/>
    </style:style>
    <style:style style:name="T5" style:family="text">
      <style:text-properties fo:font-style="italic" officeooo:rsid="00243c17" style:font-style-asian="italic" style:font-style-complex="italic"/>
    </style:style>
    <style:style style:name="T6" style:family="text">
      <style:text-properties fo:font-style="italic" officeooo:rsid="0026c7fa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1ff4d7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f4d7" style:font-style-asian="normal" style:font-style-complex="normal"/>
    </style:style>
    <style:style style:name="T11" style:family="text">
      <style:text-properties fo:font-style="normal" officeooo:rsid="00251d7f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1ff4d7" style:font-style-asian="normal" style:font-style-complex="normal"/>
    </style:style>
    <style:style style:name="T14" style:family="text">
      <style:text-properties officeooo:rsid="00222562"/>
    </style:style>
    <style:style style:name="T15" style:family="text">
      <style:text-properties officeooo:rsid="002265ab"/>
    </style:style>
    <style:style style:name="T16" style:family="text">
      <style:text-properties officeooo:rsid="00251d7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ab <text:span text:style-name="T14">5</text:span>. <text:s/>Configuring the database using formulas and spm</text:p>
      <text:p text:style-name="P1"/>
      <text:p text:style-name="P1"/>
      <text:h text:style-name="P20" text:outline-level="2">Before starting the lab. </text:h>
      <text:p text:style-name="P2">Log into the <text:span text:style-name="T2">database server</text:span> as root. <text:s/><text:span text:style-name="T1">Install the minion via the bootstrap command as we did in Lab 1. <text:s/>Omit the -M option as that will install the salt master, which we don't need here. <text:s/>As before, modify the minion file to tell Saltstack where the salt master is located, and, on the salt master, accept the new minion's key. </text:span></text:p>
      <text:p text:style-name="P2"/>
      <text:h text:style-name="P21" text:outline-level="2">Setting up spm.</text:h>
      <text:p text:style-name="P3">To set up spm, perform the following actions. </text:p>
      <text:p text:style-name="P3"/>
      <text:p text:style-name="P3">1. <text:s/>Edit your salt master configuration file. <text:s/>Underneath the <text:span text:style-name="T7">file_roots:</text:span><text:span text:style-name="T12"> directive, add the following line:</text:span></text:p>
      <text:p text:style-name="P7">- /srv/s<text:span text:style-name="T15">pm/salt</text:span></text:p>
      <text:p text:style-name="P7">2. Restart the salt-master</text:p>
      <text:p text:style-name="P3">3. <text:s/>Create the following directory under /etc/salt. <text:s/><text:span text:style-name="T3">/etc/salt/spm.repos.d.</text:span></text:p>
      <text:p text:style-name="P9">4. <text:s/>Change to that directory. <text:s/>Create and edit the file spm.repos. <text:s/>Add the following lines:</text:p>
      <text:p text:style-name="P3">saltstack_formulas:</text:p>
      <text:p text:style-name="P4"><text:span text:style-name="T9"><text:s text:c="2"/>url: </text:span><text:a xlink:type="simple" xlink:href="https://github.com/saltstack-formulas"><text:span text:style-name="T9">https://github.com/saltstack-formulas</text:span></text:a></text:p>
      <text:p text:style-name="P4"><text:span text:style-name="T10">5. <text:s/>Create a repository with spm by running </text:span><text:span text:style-name="T4">spm create_repo /srv/s</text:span><text:span text:style-name="T5">pm/salt</text:span></text:p>
      <text:p text:style-name="P4"><text:span text:style-name="T13">6. <text:s/>Update the repo using the command </text:span><text:span text:style-name="T8">spm update_repo</text:span><text:span text:style-name="T13">.</text:span></text:p>
      <text:p text:style-name="P4"><text:span text:style-name="T13">7. <text:s/>create a directory called </text:span><text:span text:style-name="T8">/srv/salt/formulas.</text:span></text:p>
      <text:p text:style-name="P8">8. <text:s/>Change to that directory.</text:p>
      <text:p text:style-name="P4"><text:span text:style-name="T13">9. <text:s/>using a </text:span><text:span text:style-name="T8">git clone</text:span><text:span text:style-name="T13"> command, clone the following repo: <text:s/></text:span><text:a xlink:type="simple" xlink:href="https://github.com/saltstack-formulas/postgres-formula">https://github.com/saltstack-formulas/postgres-formula</text:a></text:p>
      <text:p text:style-name="P8">10. <text:s/>You will manually need to create a FORMULA file in YAML format. <text:s/>Most of the saltstack formulas do not have a FORMULA file created, so you will have to do this manually. <text:s/>The nginx formula, however does have a FORMULA file so you can use that one as the template.</text:p>
      <text:p text:style-name="P10"/>
      <text:p text:style-name="P11">Here is the nginx formula file. </text:p>
      <text:p text:style-name="P5"><text:soft-page-break/></text:p>
      <text:section text:style-name="Sect1" text:name="js-repo-pjax-container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bookmark text:name="LC1"/>name: nginx<text:bookmark text:name="L2"/></text:p>
            </table:table-cell>
            <table:table-cell table:style-name="Table1.B1" office:value-type="string">
              <text:p text:style-name="P17"/>
            </table:table-cell>
          </table:table-row>
          <table:table-row>
            <table:table-cell table:style-name="Table1.A1" office:value-type="string">
              <text:p text:style-name="P17"><text:bookmark text:name="LC2"/></text:p>
            </table:table-cell>
            <table:table-cell table:style-name="Table1.A1" office:value-type="string">
              <text:p text:style-name="P15">os: RedHat, Debian, Ubuntu, Suse, Gentoo<text:bookmark text:name="L3"/></text:p>
            </table:table-cell>
          </table:table-row>
          <table:table-row>
            <table:table-cell table:style-name="Table1.A1" office:value-type="string">
              <text:p text:style-name="P17"><text:bookmark text:name="LC3"/></text:p>
            </table:table-cell>
            <table:table-cell table:style-name="Table1.A1" office:value-type="string">
              <text:p text:style-name="P15">os_family: RedHat, Debian, Suse, Gentoo<text:bookmark text:name="L4"/></text:p>
            </table:table-cell>
          </table:table-row>
          <table:table-row>
            <table:table-cell table:style-name="Table1.A1" office:value-type="string">
              <text:p text:style-name="P17"><text:bookmark text:name="LC4"/></text:p>
            </table:table-cell>
            <table:table-cell table:style-name="Table1.A1" office:value-type="string">
              <text:p text:style-name="P15">version: 201507<text:bookmark text:name="L5"/></text:p>
            </table:table-cell>
          </table:table-row>
          <table:table-row>
            <table:table-cell table:style-name="Table1.A1" office:value-type="string">
              <text:p text:style-name="P17"><text:bookmark text:name="LC5"/></text:p>
            </table:table-cell>
            <table:table-cell table:style-name="Table1.A1" office:value-type="string">
              <text:p text:style-name="P15">release: 1<text:bookmark text:name="L6"/></text:p>
            </table:table-cell>
          </table:table-row>
          <table:table-row>
            <table:table-cell table:style-name="Table1.A1" office:value-type="string">
              <text:p text:style-name="P17"><text:bookmark text:name="LC6"/></text:p>
            </table:table-cell>
            <table:table-cell table:style-name="Table1.A1" office:value-type="string">
              <text:p text:style-name="P15">minimum_version: 2015.8<text:bookmark text:name="L7"/></text:p>
            </table:table-cell>
          </table:table-row>
          <table:table-row>
            <table:table-cell table:style-name="Table1.A1" office:value-type="string">
              <text:p text:style-name="P17"><text:bookmark text:name="LC7"/></text:p>
            </table:table-cell>
            <table:table-cell table:style-name="Table1.A1" office:value-type="string">
              <text:p text:style-name="P15">summary: Formula for installing Nginx<text:bookmark text:name="L8"/></text:p>
            </table:table-cell>
          </table:table-row>
          <table:table-row>
            <table:table-cell table:style-name="Table1.A1" office:value-type="string">
              <text:p text:style-name="P17"><text:bookmark text:name="LC8"/></text:p>
            </table:table-cell>
            <table:table-cell table:style-name="Table1.A1" office:value-type="string">
              <text:p text:style-name="P16">description: Formula for installing Nginx web server</text:p>
            </table:table-cell>
          </table:table-row>
        </table:table>
      </text:section>
      <text:p text:style-name="Text_20_body"/>
      <text:p text:style-name="P5">Replace all of the relevant information from Nginx to Postgres. </text:p>
      <text:p text:style-name="P19">11. <text:s/>Make the /<text:span text:style-name="T3">srv/spm_build</text:span> directory. </text:p>
      <text:p text:style-name="P6">1<text:span text:style-name="T16">2</text:span>. <text:s/>Run <text:span text:style-name="T3">sudo</text:span> <text:span text:style-name="T3">spm build /srv/salt/formulas/postgres-formula. <text:s/></text:span><text:span text:style-name="T9">This will place an spm package into the directory /srv/spm_build.</text:span></text:p>
      <text:p text:style-name="P6"><text:span text:style-name="T9">1</text:span><text:span text:style-name="T11">3</text:span><text:span text:style-name="T9">. <text:s/>Install the spm package with </text:span><text:span text:style-name="T3">sudo spm install postgres-</text:span><text:span text:style-name="T6">&lt;version and release&gt;</text:span><text:span text:style-name="T3"> </text:span><text:span text:style-name="T9">This places the built states into the directory /srv/spm/salt</text:span></text:p>
      <text:p text:style-name="P6"><text:span text:style-name="T9">1</text:span><text:span text:style-name="T11">4</text:span><text:span text:style-name="T9">. Now you're ready to use the formula. <text:s/>In your </text:span><text:span text:style-name="T3">top.sls</text:span><text:span text:style-name="T9"> file, Add a 'db' state that calls the postgres formula.</text:span></text:p>
      <text:p text:style-name="P6">1<text:span text:style-name="T16">5</text:span> <text:s/>Use the command <text:span text:style-name="T3">sudo salt 'dbserver*' state.apply db </text:span><text:span text:style-name="T9"><text:s/>to apply the state to the database server.</text:span></text:p>
      <text:p text:style-name="P12"/>
      <text:p text:style-name="P13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44:25.974016382</meta:creation-date>
    <dc:date>2017-06-27T12:45:10.444506359</dc:date>
    <meta:editing-duration>PT1H45M30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2" meta:paragraph-count="33" meta:word-count="352" meta:character-count="2280" meta:non-whitespace-character-count="1926"/>
  </office:meta>
</office:document-meta>
</file>